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407927" fo:font-size="16pt" fo:font-style="normal" fo:font-weight="bold" officeooo:rsid="00170f7f" officeooo:paragraph-rsid="00170f7f" style:font-size-asian="14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fo:color="#407927" fo:font-size="12pt" fo:font-style="normal" fo:font-weight="normal" officeooo:rsid="00170f7f" officeooo:paragraph-rsid="00170f7f"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italic" fo:font-weight="normal" officeooo:rsid="00155df5" officeooo:paragraph-rsid="00155df5"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color="#000000" fo:font-size="18pt" fo:font-style="italic" style:text-underline-style="none" fo:font-weight="normal" officeooo:rsid="0091dfde" officeooo:paragraph-rsid="00170f7f"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color="#000000" fo:font-size="12pt" fo:font-style="normal" fo:font-weight="normal" officeooo:rsid="0018a73c" officeooo:paragraph-rsid="0018a73c"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color="#000000" fo:font-size="12pt" fo:font-style="normal" fo:font-weight="normal" officeooo:rsid="0020b5d0" officeooo:paragraph-rsid="0020b5d0"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color="#000000" fo:font-size="12pt" fo:font-style="normal" fo:font-weight="normal" officeooo:rsid="0023a896" officeooo:paragraph-rsid="0023a896" fo:background-color="#ffff00"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fo:font-size="16pt" fo:font-style="normal" fo:font-weight="normal" officeooo:rsid="0020b5d0" officeooo:paragraph-rsid="0020b5d0" style:font-size-asian="16pt" style:font-style-asian="normal" style:font-weight-asian="normal" style:font-size-complex="16pt" style:font-style-complex="normal" style:font-weight-complex="normal"/>
    </style:style>
    <style:style style:name="P9" style:family="paragraph" style:parent-style-name="Standard">
      <style:paragraph-properties fo:text-align="start" style:justify-single-word="false"/>
      <style:text-properties fo:color="#000000" fo:font-size="16pt" fo:font-style="normal" fo:font-weight="normal" officeooo:rsid="0021f537" officeooo:paragraph-rsid="0021f537"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start" style:justify-single-word="false"/>
      <style:text-properties officeooo:paragraph-rsid="00287330"/>
    </style:style>
    <style:style style:name="P11" style:family="paragraph" style:parent-style-name="Standard">
      <style:paragraph-properties fo:text-align="start" style:justify-single-word="false"/>
      <style:text-properties officeooo:rsid="00278ee9" officeooo:paragraph-rsid="00278ee9" fo:background-color="#ffff00"/>
    </style:style>
    <style:style style:name="P12" style:family="paragraph" style:parent-style-name="Standard">
      <style:paragraph-properties fo:text-align="start" style:justify-single-word="false"/>
      <style:text-properties officeooo:paragraph-rsid="0020b5d0" fo:background-color="#ffff00"/>
    </style:style>
    <style:style style:name="P13" style:family="paragraph" style:parent-style-name="Standard">
      <style:paragraph-properties fo:text-align="start" style:justify-single-word="false"/>
      <style:text-properties officeooo:paragraph-rsid="00278ee9" fo:background-color="#ffff00"/>
    </style:style>
    <style:style style:name="P14" style:family="paragraph" style:parent-style-name="Heading_20_2">
      <style:paragraph-properties fo:text-align="start" style:justify-single-word="false"/>
      <style:text-properties fo:color="#000000" fo:font-size="16pt" fo:font-style="normal" fo:font-weight="normal" officeooo:rsid="0020b5d0" officeooo:paragraph-rsid="0020b5d0" style:font-size-asian="16pt" style:font-style-asian="normal" style:font-weight-asian="normal" style:font-size-complex="16pt" style:font-style-complex="normal" style:font-weight-complex="normal"/>
    </style:style>
    <style:style style:name="P15" style:family="paragraph" style:parent-style-name="Text_20_body">
      <style:paragraph-properties fo:text-align="start" style:justify-single-word="false"/>
      <style:text-properties fo:color="#000000" fo:font-size="16pt" fo:font-style="normal" fo:font-weight="normal" officeooo:rsid="0020b5d0" officeooo:paragraph-rsid="0020b5d0" style:font-size-asian="16pt" style:font-style-asian="normal" style:font-weight-asian="normal" style:font-size-complex="16pt" style:font-style-complex="normal" style:font-weight-complex="normal"/>
    </style:style>
    <style:style style:name="P16" style:family="paragraph" style:parent-style-name="Text_20_body">
      <style:paragraph-properties fo:text-align="start" style:justify-single-word="false"/>
      <style:text-properties fo:color="#000000" fo:font-size="16pt" fo:font-style="normal" fo:font-weight="normal" officeooo:rsid="002b16f6" officeooo:paragraph-rsid="002b16f6" style:font-size-asian="16pt" style:font-style-asian="normal" style:font-weight-asian="normal" style:font-size-complex="16pt" style:font-style-complex="normal" style:font-weight-complex="normal"/>
    </style:style>
    <style:style style:name="P17" style:family="paragraph" style:parent-style-name="Standard" style:list-style-name="L1">
      <style:paragraph-properties fo:text-align="start" style:justify-single-word="false"/>
      <style:text-properties fo:color="#000000" fo:font-size="12pt" fo:font-style="normal" fo:font-weight="normal" officeooo:rsid="00240e68" officeooo:paragraph-rsid="00240e68" fo:background-color="#ffff0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color="#000000" fo:font-size="16pt" fo:font-style="normal" fo:font-weight="normal" officeooo:rsid="0020b5d0" officeooo:paragraph-rsid="0020b5d0" style:font-size-asian="16pt" style:font-style-asian="normal" style:font-weight-asian="normal" style:font-size-complex="16pt" style:font-style-complex="normal" style:font-weight-complex="normal"/>
    </style:style>
    <style:style style:name="P19" style:family="paragraph" style:parent-style-name="Standard">
      <style:paragraph-properties fo:text-align="start" style:justify-single-word="false"/>
      <style:text-properties fo:color="#000000" fo:font-size="16pt" fo:font-style="normal" fo:font-weight="normal" officeooo:rsid="002bf007" officeooo:paragraph-rsid="002bf007" style:font-size-asian="16pt" style:font-style-asian="normal" style:font-weight-asian="normal" style:font-size-complex="16pt" style:font-style-complex="normal" style:font-weight-complex="normal"/>
    </style:style>
    <style:style style:name="P20" style:family="paragraph" style:parent-style-name="Standard">
      <style:paragraph-properties fo:text-align="start" style:justify-single-word="false"/>
      <style:text-properties officeooo:rsid="00278ee9" officeooo:paragraph-rsid="00278ee9" fo:background-color="#ffff00"/>
    </style:style>
    <style:style style:name="P21" style:family="paragraph" style:parent-style-name="Standard" style:list-style-name="L2">
      <style:paragraph-properties fo:text-align="start" style:justify-single-word="false"/>
      <style:text-properties officeooo:rsid="00278ee9" officeooo:paragraph-rsid="00287330" fo:background-color="#ffff00"/>
    </style:style>
    <style:style style:name="P22" style:family="paragraph" style:parent-style-name="Standard" style:list-style-name="L2">
      <style:paragraph-properties fo:text-align="start" style:justify-single-word="false"/>
      <style:text-properties officeooo:paragraph-rsid="00278ee9" fo:background-color="#ffff00"/>
    </style:style>
    <style:style style:name="P23" style:family="paragraph" style:parent-style-name="Standard" style:list-style-name="L2">
      <style:paragraph-properties fo:text-align="start" style:justify-single-word="false"/>
      <style:text-properties fo:font-size="16pt" officeooo:rsid="00287330" officeooo:paragraph-rsid="00287330" fo:background-color="transparent" style:font-size-asian="16pt" style:font-size-complex="16pt"/>
    </style:style>
    <style:style style:name="P24" style:family="paragraph" style:parent-style-name="Standard">
      <style:paragraph-properties fo:text-align="start" style:justify-single-word="false"/>
      <style:text-properties fo:font-size="16pt" officeooo:rsid="00287330" officeooo:paragraph-rsid="00287330" fo:background-color="transparent" style:font-size-asian="16pt" style:font-size-complex="16pt"/>
    </style:style>
    <style:style style:name="T1" style:family="text">
      <style:text-properties officeooo:rsid="001a8212"/>
    </style:style>
    <style:style style:name="T2" style:family="text">
      <style:text-properties officeooo:rsid="001c667a"/>
    </style:style>
    <style:style style:name="T3" style:family="text">
      <style:text-properties officeooo:rsid="001d8a14"/>
    </style:style>
    <style:style style:name="T4" style:family="text">
      <style:text-properties officeooo:rsid="001e32fc"/>
    </style:style>
    <style:style style:name="T5" style:family="text">
      <style:text-properties officeooo:rsid="0020b5d0"/>
    </style:style>
    <style:style style:name="T6" style:family="text">
      <style:text-properties officeooo:rsid="00240e68"/>
    </style:style>
    <style:style style:name="T7" style:family="text">
      <style:text-properties officeooo:rsid="0025dc9e"/>
    </style:style>
    <style:style style:name="T8" style:family="text">
      <style:text-properties officeooo:rsid="0026401f"/>
    </style:style>
    <style:style style:name="T9" style:family="text">
      <style:text-properties fo:font-weight="bold"/>
    </style:style>
    <style:style style:name="T10" style:family="text">
      <style:text-properties fo:color="#000000" fo:font-size="12pt" fo:font-style="normal" fo:font-weight="normal" officeooo:rsid="0026401f" style:font-size-asian="10.5pt" style:font-style-asian="normal" style:font-weight-asian="normal" style:font-size-complex="12pt" style:font-style-complex="normal" style:font-weight-complex="normal"/>
    </style:style>
    <style:style style:name="T11" style:family="text">
      <style:text-properties fo:color="#000000" fo:font-size="12pt" fo:font-style="normal" fo:font-weight="normal" officeooo:rsid="0020b5d0" style:font-size-asian="10.5pt" style:font-style-asian="normal" style:font-weight-asian="normal" style:font-size-complex="12pt" style:font-style-complex="normal" style:font-weight-complex="normal"/>
    </style:style>
    <style:style style:name="T12" style:family="text">
      <style:text-properties officeooo:rsid="00278ee9"/>
    </style:style>
    <style:style style:name="T13" style:family="text">
      <style:text-properties fo:font-size="16pt" officeooo:rsid="00287330" fo:background-color="transparent" loext:char-shading-value="0"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trodução ao mundo Linux</text:p>
      <text:p text:style-name="P3"/>
      <text:p text:style-name="P1">Oque é um Sistema Operacional (SO)?</text:p>
      <text:p text:style-name="P2"/>
      <text:p text:style-name="P5">Um sistema operacional pode ser entendido como um conjunto de programas que desempenham as mais variadas funções. Ele é responsável por gerenciar os recursos, <text:span text:style-name="T1">processos</text:span> e dispositivos da máquina(como o processador, memória, unidades <text:span text:style-name="T1">de armazenamento</text:span>, <text:span text:style-name="T1">arquivos, periféricos, entre outros),</text:span> fornecer uma interface entre a máquina e o usuário, <text:span text:style-name="T1">além disso, um sistema operacional serve </text:span><text:span text:style-name="T2">de </text:span><text:span text:style-name="T1">plataforma para rodar outras aplicações que auxil</text:span><text:span text:style-name="T2">i</text:span><text:span text:style-name="T1">am </text:span><text:span text:style-name="T2">o</text:span><text:span text:style-name="T1"> usuário </text:span><text:span text:style-name="T2">a re</text:span><text:span text:style-name="T5">a</text:span><text:span text:style-name="T2">lizar alguma tarefa específica. </text:span><text:span text:style-name="T3">Para fins didáicos, podemos comparar a estrutura de um sistema operacional com a de um modelo atômico, </text:span><text:span text:style-name="T4">aonde temos um núcleo seguido de camadas. No caso de um sistema operacional temos 3 camadas:</text:span></text:p>
      <text:p text:style-name="P5"/>
      <text:p text:style-name="P5"/>
      <text:p text:style-name="P8">Kernel:</text:p>
      <text:p text:style-name="P6"/>
      <text:p text:style-name="P7">O <text:span text:style-name="T7">k</text:span>ernel nada mais é do que o núcleo do sistema, ou seja, a parte central do sistema, <text:span text:style-name="T6">fazendo uma analogia a um carro, podemos dizer que o </text:span><text:span text:style-name="T7">k</text:span><text:span text:style-name="T6">ernel seria o grande motor do carro</text:span>. <text:span text:style-name="T6">Entre as suas funções podemos destacar: </text:span></text:p>
      <text:list xml:id="list1531811807" text:style-name="L1">
        <text:list-header>
          <text:p text:style-name="P17"/>
        </text:list-header>
        <text:list-item>
          <text:p text:style-name="P17">gerenciamento de comunicações entre dispositivos (hardware) e software, <text:span text:style-name="T7">os drivers estão inclusos nisso;</text:span></text:p>
        </text:list-item>
        <text:list-item>
          <text:p text:style-name="P17">manipulação das chamadas do sistema (system calls);</text:p>
        </text:list-item>
        <text:list-item>
          <text:p text:style-name="P17">gerenciamento dos recursos do sistema (processador, memória, rede, dispositivos, arquivos, armazenamento, etc.)</text:p>
        </text:list-item>
      </text:list>
      <text:p text:style-name="P6"/>
      <text:p text:style-name="P8">Kernel Monolítico/<text:span text:style-name="T8">monobloco ou kernel estático</text:span>:</text:p>
      <text:p text:style-name="P6"/>
      <text:p text:style-name="P12"><text:span text:style-name="T10">É</text:span><text:span text:style-name="T11"> o modelo que a maioria dos seus recursos são executados </text:span><text:span text:style-name="T10">e gerenciados</text:span><text:span text:style-name="T11"> pelo próprio kernel. </text:span>O kernel monolítico possui a ventagem de proporcionar melhor desempenho e segurança devido seus recursos e driver residirem dentro do próprio kernel (<text:span text:style-name="T9">built-in</text:span>); porém, esses recursos e drivers estarão sempre em execução mesmo que não são necessários consumindo assim recurso do hardware.</text:p>
      <text:p text:style-name="P12"/>
      <text:p text:style-name="P13"><text:span text:style-name="T8">O kernel linux </text:span>possui <text:span text:style-name="T8">uma</text:span> característica <text:span text:style-name="T8">peculiar</text:span> de ser tanto monolític<text:span text:style-name="T12">o</text:span> quanto modular. <text:span text:style-name="T12">Os</text:span> loadable kernel module, <text:span text:style-name="T12">normalmente chamados apenas de módulos são carregados e descarregados da memória de forma dinâmica e externa, esses módulos externos irão aderir ao kernel, se tornando parte dele. Através dos módulos podemos acrescentar funcionalidades extras ao sistema como por exemplo novos drivers de dispositivos recentes, ou até mesmo system calls não padrões do sistema.</text:span></text:p>
      <text:p text:style-name="P11"/>
      <text:p text:style-name="P11">As vantagens de utilizar módulos do kernel são as seguintes:</text:p>
      <text:list xml:id="list3385020824" text:style-name="L2">
        <text:list-header>
          <text:p text:style-name="P22"/>
        </text:list-header>
        <text:list-item>
          <text:p text:style-name="P21">O kernel ficará otimizado para a máquina e para as funções que ela irá exercer;</text:p>
          <text:p text:style-name="P23"/>
        </text:list-item>
      </text:list>
      <text:p text:style-name="P24"/>
      <text:p text:style-name="P24"/>
      <text:p text:style-name="P24"/>
      <text:p text:style-name="P24"/>
      <text:p text:style-name="P10"><text:soft-page-break/><text:span text:style-name="T13">Compilação:</text:span><text:line-break/></text:p>
      <text:h text:style-name="P14" text:outline-level="2">User Space Device Drivers no Linux:</text:h>
      <text:p text:style-name="P15"/>
      <text:p text:style-name="P16">Globins</text:p>
      <text:p text:style-name="P16">licenças</text:p>
      <text:p text:style-name="P16">driver propietário e problemas no kernel</text:p>
      <text:p text:style-name="P16">drivers carregado no userspace ou no kernelspace</text:p>
      <text:p text:style-name="P6"/>
      <text:p text:style-name="P8">MicroKernel:</text:p>
      <text:p text:style-name="P8"/>
      <text:p text:style-name="P9">Kernel Hibrído:</text:p>
      <text:p text:style-name="P9"/>
      <text:p text:style-name="P9">ExoKernel:</text:p>
      <text:p text:style-name="P8"/>
      <text:p text:style-name="P8"/>
      <text:p text:style-name="P8"/>
      <text:p text:style-name="P19">System calls:</text:p>
      <text:p text:style-name="P8"/>
      <text:p text:style-name="P8">Bibliotecas:</text:p>
      <text:p text:style-name="P8"/>
      <text:p text:style-name="P19">Bibliotecas de rotina:</text:p>
      <text:p text:style-name="P8"/>
      <text:p text:style-name="P8"/>
      <text:p text:style-name="P8">Utilitári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8T11:41:19.639369881</meta:creation-date>
    <dc:date>2021-07-12T09:59:58.729786868</dc:date>
    <meta:editing-duration>PT8H32M12S</meta:editing-duration>
    <meta:editing-cycles>10</meta:editing-cycles>
    <meta:generator>LibreOffice/6.4.7.2$Linux_X86_64 LibreOffice_project/40$Build-2</meta:generator>
    <meta:document-statistic meta:table-count="0" meta:image-count="0" meta:object-count="0" meta:page-count="2" meta:paragraph-count="29" meta:word-count="384" meta:character-count="2526" meta:non-whitespace-character-count="2173"/>
  </office:meta>
</office:document-meta>
</file>